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/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/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/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3.5/22" office:value-type="float" office:value="0.613636363636364" calcext:value-type="float">
            <text:p>0.61363636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/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/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/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/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/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/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/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/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/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/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/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/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/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/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/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/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6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office:value-type="string" calcext:value-type="string">
            <text:p>Amarasinghe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office:value-type="string" calcext:value-type="string">
            <text:p>Avila-Zavala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office:value-type="string" calcext:value-type="string">
            <text:p>Black-Hogins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office:value-type="string" calcext:value-type="string">
            <text:p>Castro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office:value-type="string" calcext:value-type="string">
            <text:p>Chavira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string" calcext:value-type="string">
            <text:p>Connolly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az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office:value-type="string" calcext:value-type="string">
            <text:p>Figueroa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icia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9/22" office:value-type="float" office:value="0.409090909090909" calcext:value-type="float">
            <text:p>0.40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office:value-type="string" calcext:value-type="string">
            <text:p>Hernandez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string" calcext:value-type="string">
            <text:p>Herrera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office:value-type="string" calcext:value-type="string">
            <text:p>Jackson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string" calcext:value-type="string">
            <text:p>Jeffers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office:value-type="string" calcext:value-type="string">
            <text:p>Kotani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office:value-type="string" calcext:value-type="string">
            <text:p>Miracle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ion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string" calcext:value-type="string">
            <text:p>Palos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office:value-type="string" calcext:value-type="string">
            <text:p>Potthoff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office:value-type="string" calcext:value-type="string">
            <text:p>Ramirez-Lara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1" calcext:value-type="float">
            <text:p>11.11</text:p>
          </table:table-cell>
          <table:table-cell office:value-type="string" calcext:value-type="string">
            <text:p>Rogers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office:value-type="string" calcext:value-type="string">
            <text:p>Russell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office:value-type="string" calcext:value-type="string">
            <text:p>Sullivan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office:value-type="string" calcext:value-type="string">
            <text:p>Valadez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string" calcext:value-type="string">
            <text:p>Wish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4:36:35.026687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1-06T15:04:38.979296340</dc:date>
    <meta:editing-duration>PT5H22M3S</meta:editing-duration>
    <meta:editing-cycles>67</meta:editing-cycles>
    <meta:generator>LibreOffice/5.1.6.2$Linux_X86_64 LibreOffice_project/10m0$Build-2</meta:generator>
    <meta:document-statistic meta:table-count="1" meta:cell-count="1379" meta:object-count="0"/>
  </office:meta>
</office:document-meta>
</file>